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2pt" officeooo:paragraph-rsid="0039649d" style:font-size-asian="12pt" style:font-size-complex="12pt"/>
    </style:style>
    <style:style style:name="P2" style:family="paragraph" style:parent-style-name="UrbanTitle">
      <style:text-properties style:font-name="Arial" fo:font-size="11pt" style:text-underline-style="none" style:font-size-asian="11pt" style:font-size-complex="11pt"/>
    </style:style>
    <style:style style:name="P3" style:family="paragraph" style:parent-style-name="UrbanTitle">
      <style:text-properties style:font-name="Arial" fo:font-size="14pt" style:text-underline-style="none" officeooo:paragraph-rsid="0039649d" style:font-size-asian="14pt" style:font-size-complex="14pt"/>
    </style:style>
    <style:style style:name="P4" style:family="paragraph" style:parent-style-name="UrbanBody">
      <style:paragraph-properties fo:text-align="justify" style:justify-single-word="false"/>
      <style:text-properties style:text-line-through-style="none" style:text-line-through-type="none"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1pt" officeooo:paragraph-rsid="00254598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officeooo:paragraph-rsid="003aee1e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paragraph-rsid="0039649d" style:font-size-asian="11pt" style:font-size-complex="11pt"/>
    </style:style>
    <style:style style:name="P10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9649d" style:font-size-asian="10pt" style:font-size-complex="10pt"/>
    </style:style>
    <style:style style:name="P11" style:family="paragraph" style:parent-style-name="UrbanBody">
      <style:paragraph-properties fo:text-align="justify" style:justify-single-word="false"/>
      <style:text-properties officeooo:paragraph-rsid="00215c28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215c28"/>
    </style:style>
    <style:style style:name="T5" style:family="text">
      <style:text-properties style:text-line-through-style="none" style:text-line-through-type="none" officeooo:rsid="00254598"/>
    </style:style>
    <style:style style:name="T6" style:family="text">
      <style:text-properties officeooo:rsid="001b2579"/>
    </style:style>
    <style:style style:name="T7" style:family="text">
      <style:text-properties officeooo:rsid="00215c28"/>
    </style:style>
    <style:style style:name="T8" style:family="text">
      <style:text-properties officeooo:rsid="0022de2e"/>
    </style:style>
    <style:style style:name="T9" style:family="text">
      <style:text-properties officeooo:rsid="00254598"/>
    </style:style>
    <style:style style:name="T10" style:family="text">
      <style:text-properties officeooo:rsid="0031915a"/>
    </style:style>
    <style:style style:name="T11" style:family="text">
      <style:text-properties officeooo:rsid="0032ef2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officeooo:rsid="003b1522"/>
    </style:style>
    <style:style style:name="T18" style:family="text">
      <style:text-properties style:font-name="Arial" fo:font-size="11pt" officeooo:rsid="001beed8" style:font-size-asian="11pt" style:font-size-complex="11pt"/>
    </style:style>
    <style:style style:name="T19" style:family="text">
      <style:text-properties style:font-name="Arial" fo:font-size="11pt" officeooo:rsid="0022de2e" style:font-size-asian="11pt" style:font-size-complex="11pt"/>
    </style:style>
    <style:style style:name="T20" style:family="text">
      <style:text-properties style:font-name="Arial" fo:font-size="11pt" officeooo:rsid="00215c28" style:font-size-asian="11pt" style:font-size-complex="11pt"/>
    </style:style>
    <style:style style:name="T21" style:family="text">
      <style:text-properties style:font-name="Arial" fo:font-size="11pt" officeooo:rsid="003b1522" style:font-size-asian="11pt" style:font-size-complex="11pt"/>
    </style:style>
    <style:style style:name="T22" style:family="text">
      <style:text-properties style:font-name="Arial" fo:font-size="11pt" officeooo:rsid="0032ef23" style:font-size-asian="11pt" style:font-size-complex="11pt"/>
    </style:style>
    <style:style style:name="T23" style:family="text">
      <style:text-properties style:font-name="Arial" fo:font-size="11pt" style:text-underline-style="none" fo:font-weight="normal" officeooo:rsid="003b1522" style:font-size-asian="11pt" style:font-size-complex="11pt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12">do text</text:p><text:p text:style-name="P12">from document(at=header, format='odt')</text:p></office:annotation><text:span text:style-name="T1">Import depuis header.odt</text:span></text:p>
          </table:table-cell>
          <table:table-cell table:style-name="Tableau1.A1" office:value-type="string">
            <text:p text:style-name="P10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1"><text:span text:style-name="T15"><text:conditional-text text:condition="ooow:&quot;view.do_mailing()&quot;" text:string-value-if-true="&quot;mailed_data.getSignaletic()&quot;" text:string-value-if-false="">mailed_data.getSignaletic()</text:conditional-text></text:span><text:span text:style-name="T16"><text:s/></text:span><text:span text:style-name="T15"><text:conditional-text text:condition="ooow:&quot;view.do_mailing()&quot;" text:string-value-if-true="&quot;None&quot;" text:string-value-if-false="">None</text:conditional-text></text:span><text:span text:style-name="T16"><text:s/></text:span><text:span text:style-name="T15"><text:conditional-text text:condition="ooow:&quot;view.do_mailing()&quot;" text:string-value-if-true="&quot;None&quot;" text:string-value-if-false="">None</text:conditional-text></text:span><text:span text:style-name="T16"><text:line-break/></text:span><text:span text:style-name="T15"><text:conditional-text text:condition="ooow:&quot;view.do_mailing()&quot;" text:string-value-if-true="&quot;mailed_data.street&quot;" text:string-value-if-false="">mailed_data.street</text:conditional-text></text:span><text:span text:style-name="T15">, </text:span><text:span text:style-name="T15"><text:conditional-text text:condition="ooow:&quot;view.do_mailing()&quot;" text:string-value-if-true="&quot;mailed_data.number&quot;" text:string-value-if-false="">mailed_data.number</text:conditional-text></text:span><text:span text:style-name="T16"><text:line-break/></text:span><text:span text:style-name="T15"><text:conditional-text text:condition="ooow:&quot;view.do_mailing()&quot;" text:string-value-if-true="&quot;mailed_data.zipcode&quot;" text:string-value-if-false="">mailed_data.zipcode</text:conditional-text></text:span><text:span text:style-name="T15"> </text:span><text:span text:style-name="T15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3"/>
      <text:p text:style-name="P3">Récépissé de dépôt d'une demande de permis <text:span text:style-name="T10">d'environnement</text:span></text:p>
      <text:p text:style-name="P2"/>
      <text:p text:style-name="P5"/>
      <text:p text:style-name="P6"/>
      <text:p text:style-name="P6">Je soussigné,</text:p>
      <text:p text:style-name="P6"/>
      <text:p text:style-name="P8"><text:text-input text:description="">self.getFoldermanagers()[0].getName2()</text:text-input><text:s/><text:text-input text:description="">self.getFoldermanagers()[0].getName1()</text:text-input></text:p>
      <text:p text:style-name="P6"/>
      <text:p text:style-name="P7">mandaté par <text:span text:style-name="T6">la Commune</text:span> de <text:text-input text:description="">tool.getCityName()</text:text-input>, conformément au <text:span text:style-name="T10">décret du 11 mars 1999 relatif au permis d'environnement.</text:span></text:p>
      <text:p text:style-name="P6"/>
      <text:p text:style-name="P6">certifie que <text:span text:style-name="T2"><text:text-input text:description="Signalétique des demandeurs">self.getApplicantsSignaletic()</text:text-input></text:span><text:span text:style-name="T12">,</text:span></text:p>
      <text:p text:style-name="P6"/>
      <text:p text:style-name="P6"><office:annotation><dc:creator>bleybaert</dc:creator><dc:date>2018-07-16T14:51:32</dc:date><loext:sender-initials>ble</loext:sender-initials><text:p text:style-name="P12">do text if self.hasSingleApplicant()</text:p><text:p text:style-name="P12"/></office:annotation>propriétaire de la <text:span text:style-name="T9">ou des </text:span>parcelle<text:span text:style-name="T9">s</text:span> (terrain ou bâtiment), située<text:span text:style-name="T9">(s)</text:span>: <text:text-input text:description="Lieu des travaux">self.getWorkLocationSignaletic()</text:text-input><text:s/>et inscrite<text:span text:style-name="T9">(s)</text:span> au cadastre, <text:text-input text:description="Détails des parcelles">licence_view.get_parcels()</text:text-input><text:s/><text:span text:style-name="T3">a déposé un dossier relatif à une demande de permis </text:span><text:span text:style-name="T4">unique</text:span><text:span text:style-name="T3"> ayant pour objet "</text:span><text:span text:style-name="T3"><text:text-input text:description="Objet du permis">self.getLicenceSubject()</text:text-input></text:span><text:span text:style-name="T3">".</text:span></text:p>
      <text:p text:style-name="P4"/>
      <text:p text:style-name="P7"><text:span text:style-name="T3"><office:annotation><dc:creator>bleybaert</dc:creator><dc:date>2018-07-16T15:11:33</dc:date><loext:sender-initials>ble</loext:sender-initials><text:p text:style-name="P12">do text if self.hasMultipleApplicants()</text:p></office:annotation></text:span><text:span text:style-name="T3">propriétaire</text:span><text:span text:style-name="T5">s</text:span><text:span text:style-name="T3"> de la </text:span><text:span text:style-name="T5">ou des </text:span><text:span text:style-name="T3">parcelle</text:span><text:span text:style-name="T5">s</text:span><text:span text:style-name="T3"> (terrain ou bâtiment), située</text:span><text:span text:style-name="T5">(s)</text:span><text:span text:style-name="T3">: </text:span><text:span text:style-name="T3"><text:text-input text:description="Lieu des travaux">self.getWorkLocationSignaletic()</text:text-input></text:span><text:span text:style-name="T3"><text:s/>et inscrite</text:span><text:span text:style-name="T5">(s)</text:span><text:span text:style-name="T3"> au cadastre, </text:span><text:span text:style-name="T3"><text:text-input text:description="Détails des parcelles">licence_view.get_parcels()</text:text-input></text:span><text:span text:style-name="T3"><text:s/></text:span><text:span text:style-name="T5">ont</text:span><text:span text:style-name="T3"> déposé un dossier relatif à une demande de permis </text:span><text:span text:style-name="T4">unique</text:span><text:span text:style-name="T3"> ayant pour objet "</text:span><text:span text:style-name="T3"><text:text-input text:description="Objet du permis">self.getLicenceSubject()</text:text-input></text:span><text:span text:style-name="T3">".<text:line-break/></text:span></text:p>
      <text:p text:style-name="P11"><text:span text:style-name="T18">Dans les </text:span><text:span text:style-name="T19">3</text:span><text:span text:style-name="T18"> jours </text:span><text:span text:style-name="T19">ouvrables</text:span><text:span text:style-name="T18"> de la présente, votre dossier </text:span><text:span text:style-name="T20">sera transmis </text:span><text:span text:style-name="T23">au SPW -</text:span><text:span text:style-name="T20"> Département des Permis et Autorisations, qui vous communiquera </text:span><text:span text:style-name="T18">la </text:span><text:span text:style-name="T22">recevabilité et la </text:span><text:span text:style-name="T18">complétude du dossier.</text:span></text:p>
      <text:p text:style-name="P6"/>
      <text:p text:style-name="P6"/>
      <text:p text:style-name="P5"><text:text-input text:description="Délivré à xxx le xxx">urbanEventObj.getFormattedDate(forDelivery=True)</text:text-input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0:29:27.692498364</dc:date>
    <dc:language>fr-FR</dc:language>
    <meta:editing-cycles>123</meta:editing-cycles>
    <meta:editing-duration>PT12H29M42S</meta:editing-duration>
    <meta:document-statistic meta:table-count="1" meta:image-count="0" meta:object-count="0" meta:page-count="1" meta:paragraph-count="12" meta:word-count="171" meta:character-count="1326" meta:non-whitespace-character-count="1199"/>
    <meta:user-defined meta:name="Info 1"/>
    <meta:user-defined meta:name="Info 2"/>
    <meta:user-defined meta:name="Info 3"/>
    <meta:user-defined meta:name="Info 4"/>
  </office:meta>
</office:document-meta>
</file>